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9.016cm" svg:height="15.954cm" svg:x="5.12cm" svg:y="0.614cm">
            <draw:object draw:notify-on-update-of-ranges="Sheet1.A1:Sheet1.A256 Sheet1.B1:Sheet1.B25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425" calcext:value-type="float">
            <text:p>484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673" calcext:value-type="float">
            <text:p>606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49" calcext:value-type="float">
            <text:p>110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611" calcext:value-type="float">
            <text:p>196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12" calcext:value-type="float">
            <text:p>60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97" calcext:value-type="float">
            <text:p>21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59" calcext:value-type="float">
            <text:p>37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491" calcext:value-type="float">
            <text:p>44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03" calcext:value-type="float">
            <text:p>52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41" calcext:value-type="float">
            <text:p>36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726" calcext:value-type="float">
            <text:p>67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340" calcext:value-type="float">
            <text:p>83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584" calcext:value-type="float">
            <text:p>105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007" calcext:value-type="float">
            <text:p>130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616" calcext:value-type="float">
            <text:p>156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128" calcext:value-type="float">
            <text:p>171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820" calcext:value-type="float">
            <text:p>98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829" calcext:value-type="float">
            <text:p>208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625" calcext:value-type="float">
            <text:p>266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509" calcext:value-type="float">
            <text:p>3150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169" calcext:value-type="float">
            <text:p>371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771" calcext:value-type="float">
            <text:p>4277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109" calcext:value-type="float">
            <text:p>431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663" calcext:value-type="float">
            <text:p>226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525" calcext:value-type="float">
            <text:p>485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8046" calcext:value-type="float">
            <text:p>580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2935" calcext:value-type="float">
            <text:p>629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4890" calcext:value-type="float">
            <text:p>6489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7394" calcext:value-type="float">
            <text:p>673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873" calcext:value-type="float">
            <text:p>638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127" calcext:value-type="float">
            <text:p>321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457" calcext:value-type="float">
            <text:p>624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568" calcext:value-type="float">
            <text:p>675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6122" calcext:value-type="float">
            <text:p>661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4101" calcext:value-type="float">
            <text:p>641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826" calcext:value-type="float">
            <text:p>638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8552" calcext:value-type="float">
            <text:p>585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3873" calcext:value-type="float">
            <text:p>338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489" calcext:value-type="float">
            <text:p>5948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4580" calcext:value-type="float">
            <text:p>6458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7433" calcext:value-type="float">
            <text:p>674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9178" calcext:value-type="float">
            <text:p>691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8958" calcext:value-type="float">
            <text:p>6895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697" calcext:value-type="float">
            <text:p>6369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9197" calcext:value-type="float">
            <text:p>391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587" calcext:value-type="float">
            <text:p>6358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538" calcext:value-type="float">
            <text:p>655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8429" calcext:value-type="float">
            <text:p>6842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503" calcext:value-type="float">
            <text:p>665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6577" calcext:value-type="float">
            <text:p>6657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0765" calcext:value-type="float">
            <text:p>607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0294" calcext:value-type="float">
            <text:p>4029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6753" calcext:value-type="float">
            <text:p>567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1193" calcext:value-type="float">
            <text:p>6119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7555" calcext:value-type="float">
            <text:p>5755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5006" calcext:value-type="float">
            <text:p>550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1590" calcext:value-type="float">
            <text:p>515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8186" calcext:value-type="float">
            <text:p>481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4385" calcext:value-type="float">
            <text:p>343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455" calcext:value-type="float">
            <text:p>444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5369" calcext:value-type="float">
            <text:p>453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3865" calcext:value-type="float">
            <text:p>4386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036" calcext:value-type="float">
            <text:p>4203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0747" calcext:value-type="float">
            <text:p>407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7158" calcext:value-type="float">
            <text:p>3715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1455" calcext:value-type="float">
            <text:p>314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1380" calcext:value-type="float">
            <text:p>3138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4463" calcext:value-type="float">
            <text:p>3446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4772" calcext:value-type="float">
            <text:p>3477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3877" calcext:value-type="float">
            <text:p>3387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3835" calcext:value-type="float">
            <text:p>338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010" calcext:value-type="float">
            <text:p>330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0562" calcext:value-type="float">
            <text:p>305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9050" calcext:value-type="float">
            <text:p>2905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2619" calcext:value-type="float">
            <text:p>3261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4449" calcext:value-type="float">
            <text:p>344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4236" calcext:value-type="float">
            <text:p>3423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5005" calcext:value-type="float">
            <text:p>350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5650" calcext:value-type="float">
            <text:p>3565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5011" calcext:value-type="float">
            <text:p>350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2512" calcext:value-type="float">
            <text:p>325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874" calcext:value-type="float">
            <text:p>368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422" calcext:value-type="float">
            <text:p>3842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9527" calcext:value-type="float">
            <text:p>3952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1186" calcext:value-type="float">
            <text:p>4118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1550" calcext:value-type="float">
            <text:p>4155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9566" calcext:value-type="float">
            <text:p>3956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7817" calcext:value-type="float">
            <text:p>3781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1315" calcext:value-type="float">
            <text:p>413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4050" calcext:value-type="float">
            <text:p>4405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4861" calcext:value-type="float">
            <text:p>4486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5826" calcext:value-type="float">
            <text:p>4582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6764" calcext:value-type="float">
            <text:p>4676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444" calcext:value-type="float">
            <text:p>4444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0637" calcext:value-type="float">
            <text:p>406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4398" calcext:value-type="float">
            <text:p>443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6651" calcext:value-type="float">
            <text:p>4665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7964" calcext:value-type="float">
            <text:p>4796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7772" calcext:value-type="float">
            <text:p>4777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7779" calcext:value-type="float">
            <text:p>4777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5538" calcext:value-type="float">
            <text:p>4553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1257" calcext:value-type="float">
            <text:p>4125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4186" calcext:value-type="float">
            <text:p>4418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6272" calcext:value-type="float">
            <text:p>4627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7000" calcext:value-type="float">
            <text:p>470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6275" calcext:value-type="float">
            <text:p>462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5210" calcext:value-type="float">
            <text:p>452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2842" calcext:value-type="float">
            <text:p>4284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7804" calcext:value-type="float">
            <text:p>378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170" calcext:value-type="float">
            <text:p>4017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0841" calcext:value-type="float">
            <text:p>4084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1149" calcext:value-type="float">
            <text:p>4114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0899" calcext:value-type="float">
            <text:p>4089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9631" calcext:value-type="float">
            <text:p>3963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6595" calcext:value-type="float">
            <text:p>3659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3271" calcext:value-type="float">
            <text:p>3327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4050" calcext:value-type="float">
            <text:p>3405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5655" calcext:value-type="float">
            <text:p>3565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5179" calcext:value-type="float">
            <text:p>3517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4497" calcext:value-type="float">
            <text:p>3449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3100" calcext:value-type="float">
            <text:p>33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1365" calcext:value-type="float">
            <text:p>3136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8019" calcext:value-type="float">
            <text:p>2801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9056" calcext:value-type="float">
            <text:p>2905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9996" calcext:value-type="float">
            <text:p>2999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0344" calcext:value-type="float">
            <text:p>303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132" calcext:value-type="float">
            <text:p>2913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8433" calcext:value-type="float">
            <text:p>2843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307" calcext:value-type="float">
            <text:p>2730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3734" calcext:value-type="float">
            <text:p>2373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008" calcext:value-type="float">
            <text:p>240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540" calcext:value-type="float">
            <text:p>2454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3638" calcext:value-type="float">
            <text:p>2363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3608" calcext:value-type="float">
            <text:p>2360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3019" calcext:value-type="float">
            <text:p>2301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1548" calcext:value-type="float">
            <text:p>2154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598" calcext:value-type="float">
            <text:p>1859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8901" calcext:value-type="float">
            <text:p>189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9003" calcext:value-type="float">
            <text:p>1900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806" calcext:value-type="float">
            <text:p>1880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639" calcext:value-type="float">
            <text:p>1863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532" calcext:value-type="float">
            <text:p>1753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536" calcext:value-type="float">
            <text:p>1653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02" calcext:value-type="float">
            <text:p>1450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68" calcext:value-type="float">
            <text:p>1456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007" calcext:value-type="float">
            <text:p>1500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274" calcext:value-type="float">
            <text:p>1427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228" calcext:value-type="float">
            <text:p>1422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627" calcext:value-type="float">
            <text:p>1362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796" calcext:value-type="float">
            <text:p>1279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461" calcext:value-type="float">
            <text:p>1146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842" calcext:value-type="float">
            <text:p>1084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136" calcext:value-type="float">
            <text:p>1113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988" calcext:value-type="float">
            <text:p>1098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736" calcext:value-type="float">
            <text:p>1073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510" calcext:value-type="float">
            <text:p>1051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144" calcext:value-type="float">
            <text:p>1014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270" calcext:value-type="float">
            <text:p>927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574" calcext:value-type="float">
            <text:p>857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752" calcext:value-type="float">
            <text:p>875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840" calcext:value-type="float">
            <text:p>884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433" calcext:value-type="float">
            <text:p>843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401" calcext:value-type="float">
            <text:p>840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857" calcext:value-type="float">
            <text:p>785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817" calcext:value-type="float">
            <text:p>681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377" calcext:value-type="float">
            <text:p>637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353" calcext:value-type="float">
            <text:p>635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716" calcext:value-type="float">
            <text:p>571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653" calcext:value-type="float">
            <text:p>565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167" calcext:value-type="float">
            <text:p>51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103" calcext:value-type="float">
            <text:p>410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876" calcext:value-type="float">
            <text:p>387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765" calcext:value-type="float">
            <text:p>376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306" calcext:value-type="float">
            <text:p>330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158" calcext:value-type="float">
            <text:p>315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949" calcext:value-type="float">
            <text:p>294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917" calcext:value-type="float">
            <text:p>29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057" calcext:value-type="float">
            <text:p>805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3T17:46:59.591551423</dc:date>
    <dc:creator>skyo </dc:creator>
    <meta:document-statistic meta:table-count="1" meta:cell-count="512" meta:object-count="1"/>
    <meta:generator>LibreOffice/4.1.2.3$Linux_X86_64 LibreOffice_project/41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017cm" svg:height="15.955cm" xlink:href=".." xlink:type="simple" chart:class="chart:bar" chart:style-name="ch1">
        <chart:legend chart:legend-position="end" svg:x="26.754cm" svg:y="7.678cm" style:legend-expansion="high" chart:style-name="ch2"/>
        <chart:plot-area chart:style-name="ch3" table:cell-range-address="Sheet1.A1:Sheet1.B256" chart:data-source-has-labels="column" svg:x="1.03cm" svg:y="1.411cm" svg:width="24.564cm" svg:height="13.805cm">
          <chartooo:coordinate-region svg:x="2.207cm" svg:y="1.61cm" svg:width="23.387cm" svg:height="12.682cm"/>
          <chart:axis chart:dimension="x" chart:name="primary-x" chart:style-name="ch4" chartooo:axis-type="auto">
            <chartooo:date-scale/>
            <chart:categories table:cell-range-address="Sheet1.A1:Sheet1.A2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256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256</svg:desc>
                </draw:g>
              </table:table-cell>
              <table:table-cell office:value-type="float" office:value="0">
                <text:p>0</text:p>
                <draw:g>
                  <svg:desc>Sheet1.B1:Sheet1.B25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8425">
                <text:p>4842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0673">
                <text:p>6067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049">
                <text:p>1104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9611">
                <text:p>1961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012">
                <text:p>60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759">
                <text:p>375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491">
                <text:p>449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203">
                <text:p>520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641">
                <text:p>364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726">
                <text:p>67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0584">
                <text:p>1058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3007">
                <text:p>1300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5616">
                <text:p>1561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7128">
                <text:p>1712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9820">
                <text:p>982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0829">
                <text:p>2082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6625">
                <text:p>2662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1509">
                <text:p>3150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7169">
                <text:p>371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2771">
                <text:p>4277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3109">
                <text:p>4310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2663">
                <text:p>2266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8525">
                <text:p>4852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58046">
                <text:p>5804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62935">
                <text:p>6293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64890">
                <text:p>6489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67394">
                <text:p>6739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63873">
                <text:p>6387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2127">
                <text:p>321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2457">
                <text:p>6245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67568">
                <text:p>6756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66122">
                <text:p>6612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64101">
                <text:p>6410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63826">
                <text:p>6382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8552">
                <text:p>5855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3873">
                <text:p>3387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9489">
                <text:p>5948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64580">
                <text:p>6458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67433">
                <text:p>674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9178">
                <text:p>6917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8958">
                <text:p>6895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3697">
                <text:p>6369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9197">
                <text:p>3919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3587">
                <text:p>6358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538">
                <text:p>6553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8429">
                <text:p>6842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6503">
                <text:p>6650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6577">
                <text:p>6657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0765">
                <text:p>607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0294">
                <text:p>4029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56753">
                <text:p>5675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61193">
                <text:p>6119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57555">
                <text:p>5755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55006">
                <text:p>5500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1590">
                <text:p>5159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48186">
                <text:p>4818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34385">
                <text:p>3438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44455">
                <text:p>4445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45369">
                <text:p>4536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3865">
                <text:p>4386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42036">
                <text:p>42036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40747">
                <text:p>4074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37158">
                <text:p>37158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31455">
                <text:p>314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1380">
                <text:p>3138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34463">
                <text:p>3446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34772">
                <text:p>3477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3877">
                <text:p>3387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3835">
                <text:p>338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3010">
                <text:p>3301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0562">
                <text:p>3056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9050">
                <text:p>2905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2619">
                <text:p>32619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4449">
                <text:p>34449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4236">
                <text:p>3423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5005">
                <text:p>3500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5650">
                <text:p>3565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5011">
                <text:p>3501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2512">
                <text:p>325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6874">
                <text:p>36874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38422">
                <text:p>3842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39527">
                <text:p>39527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41186">
                <text:p>41186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41550">
                <text:p>4155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9566">
                <text:p>39566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37817">
                <text:p>37817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41315">
                <text:p>4131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44050">
                <text:p>4405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44861">
                <text:p>4486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5826">
                <text:p>45826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46764">
                <text:p>4676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44444">
                <text:p>44444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40637">
                <text:p>40637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44398">
                <text:p>44398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46651">
                <text:p>4665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47964">
                <text:p>4796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47772">
                <text:p>4777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47779">
                <text:p>47779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45538">
                <text:p>4553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1257">
                <text:p>41257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44186">
                <text:p>44186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46272">
                <text:p>46272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47000">
                <text:p>47000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46275">
                <text:p>4627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45210">
                <text:p>45210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42842">
                <text:p>4284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7804">
                <text:p>3780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0170">
                <text:p>4017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40841">
                <text:p>4084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1149">
                <text:p>41149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40899">
                <text:p>40899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39631">
                <text:p>39631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6595">
                <text:p>3659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33271">
                <text:p>3327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34050">
                <text:p>34050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35655">
                <text:p>35655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35179">
                <text:p>35179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34497">
                <text:p>34497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33100">
                <text:p>331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1365">
                <text:p>31365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8019">
                <text:p>2801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9056">
                <text:p>29056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9996">
                <text:p>29996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30344">
                <text:p>30344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9132">
                <text:p>29132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8433">
                <text:p>28433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7307">
                <text:p>27307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3734">
                <text:p>23734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4008">
                <text:p>2400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4540">
                <text:p>24540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3638">
                <text:p>23638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3608">
                <text:p>23608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23019">
                <text:p>23019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1548">
                <text:p>21548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8598">
                <text:p>18598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8901">
                <text:p>18901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9003">
                <text:p>19003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8806">
                <text:p>18806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8639">
                <text:p>1863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7532">
                <text:p>17532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6536">
                <text:p>16536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4502">
                <text:p>145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4568">
                <text:p>14568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5007">
                <text:p>15007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4274">
                <text:p>14274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4228">
                <text:p>14228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3627">
                <text:p>1362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2796">
                <text:p>12796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1461">
                <text:p>1146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842">
                <text:p>1084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1136">
                <text:p>11136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0988">
                <text:p>10988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0736">
                <text:p>10736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0510">
                <text:p>1051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9270">
                <text:p>9270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8574">
                <text:p>8574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8752">
                <text:p>875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8840">
                <text:p>884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8433">
                <text:p>8433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8401">
                <text:p>8401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7857">
                <text:p>7857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6817">
                <text:p>6817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6216">
                <text:p>6216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6377">
                <text:p>637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6353">
                <text:p>6353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5716">
                <text:p>5716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5653">
                <text:p>5653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5167">
                <text:p>51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769">
                <text:p>4769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4356">
                <text:p>435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4103">
                <text:p>4103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3158">
                <text:p>3158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917">
                <text:p>291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318">
                <text:p>2318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8057">
                <text:p>805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